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89b" officeooo:paragraph-rsid="001b78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ruste@leruste-System-Product-Name:~/SCAO$ sudo git push origin master</text:p>
      <text:p text:style-name="P1">Username for 'https://github.com': AIREL46</text:p>
      <text:p text:style-name="P1">Password for 'https://AIREL46@github.com': </text:p>
      <text:p text:style-name="P1">Décompte des objets: 1977, fait.</text:p>
      <text:p text:style-name="P1">Delta compression using up to 2 threads.</text:p>
      <text:p text:style-name="P1">Compression des objets: 100% (1911/1911), fait.</text:p>
      <text:p text:style-name="P1">Écriture des objets: 100% (1977/1977), 632.02 MiB | 64.00 KiB/s, fait.</text:p>
      <text:p text:style-name="P1">Total 1977 (delta 670), reused 0 (delta 0)</text:p>
      <text:p text:style-name="P1">remote: Resolving deltas: 100% (670/670), done.</text:p>
      <text:p text:style-name="P1">remote: warning: GH001: Large files detected. You may want to try Git Large File Storage - https://git-lfs.github.com.</text:p>
      <text:p text:style-name="P1">remote: warning: See http://git.io/iEPt8g for more information.</text:p>
      <text:p text:style-name="P1">remote: warning: File Plan-de-management/plan de management.odt is 53.71 MB; this is larger than GitHub's recommended maximum file size of 50.00 MB</text:p>
      <text:p text:style-name="P1">remote: warning: File Plan-de-management/plan de management_old.doc is 54.37 MB; this is larger than GitHub's recommended maximum file size of 50.00 MB</text:p>
      <text:p text:style-name="P1">To https://github.com/AIREL46/SCAO.git</text:p>
      <text:p text:style-name="P1"><text:s text:c="3"/>7e9e4d3..9e9158f <text:s/>master -&gt; master</text:p>
      <text:p text:style-name="P1">leruste@leruste-System-Product-Name:~/SCAO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1:03:46.845829733</meta:creation-date>
    <meta:print-date>2017-07-11T21:04:48.300788750</meta:print-date>
    <dc:date>2017-07-11T21:28:40.742441813</dc:date>
    <meta:editing-duration>PT14M43S</meta:editing-duration>
    <meta:editing-cycles>1</meta:editing-cycles>
    <meta:document-statistic meta:table-count="0" meta:image-count="0" meta:object-count="0" meta:page-count="1" meta:paragraph-count="16" meta:word-count="129" meta:character-count="1032" meta:non-whitespace-character-count="913"/>
    <meta:generator>LibreOffice/5.1.6.2$Linux_x86 LibreOffice_project/10m0$Build-2</meta:generator>
  </office:meta>
</office:document-meta>
</file>